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125.8pt"/>
    </style:style>
    <style:style style:name="co9" style:family="table-column">
      <style:table-column-properties fo:break-before="auto" style:column-width="291.8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5.79pt"/>
    </style:style>
    <style:style style:name="co7" style:family="table-column">
      <style:table-column-properties fo:break-before="auto" style:column-width="92.61pt"/>
    </style:style>
    <style:style style:name="co10" style:family="table-column">
      <style:table-column-properties fo:break-before="auto" style:column-width="110.35pt"/>
    </style:style>
    <style:style style:name="co11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1.29pt" fo:break-before="auto" style:use-optimal-row-height="false"/>
    </style:style>
    <style:style style:name="ro5" style:family="table-row">
      <style:table-row-properties style:row-height="45.5pt" fo:break-before="auto" style:use-optimal-row-height="false"/>
    </style:style>
    <style:style style:name="ro6" style:family="table-row">
      <style:table-row-properties style:row-height="40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fo:border="0.06pt solid #000000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76">
      <style:table-cell-properties fo:background-color="#cccccc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999999"/>
    </style:style>
    <style:style style:name="T1" style:family="tex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Part Design&quot;;&quot;INI- Printer Type&quot;;&quot;INI- Temperature&quot;;&quot;INI- Misc.&quot;;&quot;Doc. correction&quot;;&quot;Processing Change&quot;;&quot;Hardware Change&quot;)" table:allow-empty-cell="false" table:display-list="unsorted" table:base-cell-address="Log.B5">
          <table:error-message table:message-type="stop" table:display="true"/>
        </table:content-validation>
        <table:content-validation table:name="val2" table:condition="of:cell-content-is-in-list(&quot;Use up inventory&quot;;&quot;Rework inventory&quot;;&quot;Scrap inventory&quot;;&quot;N/A&quot;)" table:allow-empty-cell="false" table:display-list="unsorted" table:base-cell-address="Log.H5">
          <table:error-message table:message-type="stop" table:display="true"/>
        </table:content-validation>
        <table:content-validation table:name="val3" table:condition="of:cell-content-is-in-list(&quot;Use up inventory&quot;;&quot;Rework inventory&quot;;&quot;Scrap inventory&quot;)" table:allow-empty-cell="false" table:display-list="unsorted" table:base-cell-address="Log.H5">
          <table:error-message table:message-type="stop" table:display="true"/>
        </table:content-validation>
      </table:content-validations>
      <table:table table:name="Lo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Serial Number where implemented is required only during significant chan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Project:</text:p>
          </table:table-cell>
          <table:covered-table-cell table:style-name="ce4"/>
          <table:covered-table-cell table:style-name="Default"/>
          <table:table-cell table:style-name="ce10" office:value-type="string" calcext:value-type="string" table:number-columns-spanned="2" table:number-rows-spanned="1">
            <text:p>TAZ 6.0 -Olive</text:p>
          </table:table-cell>
          <table:covered-table-cell/>
          <table:table-cell table:style-name="ce4" office:value-type="string" calcext:value-type="string" table:number-columns-spanned="2" table:number-rows-spanned="1">
            <text:p>Project release date:</text:p>
          </table:table-cell>
          <table:covered-table-cell/>
          <table:table-cell table:style-name="ce16" office:value-type="date" office:date-value="2016-04-01" calcext:value-type="date">
            <text:p>April 1, 20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ECO #</text:p>
          </table:table-cell>
          <table:table-cell table:style-name="ce5" office:value-type="string" calcext:value-type="string">
            <text:p>Change Type</text:p>
          </table:table-cell>
          <table:table-cell table:style-name="ce5" office:value-type="string" calcext:value-type="string">
            <text:p>ECO Date</text:p>
          </table:table-cell>
          <table:table-cell table:style-name="ce5" office:value-type="string" calcext:value-type="string">
            <text:p>Description of Change</text:p>
          </table:table-cell>
          <table:table-cell table:style-name="ce5" office:value-type="string" calcext:value-type="string">
            <text:p>Item impacted</text:p>
            <text:p><text:span text:style-name="T1">(Pn, file, etc.)</text:span></text:p>
          </table:table-cell>
          <table:table-cell table:style-name="ce5" office:value-type="string" calcext:value-type="string">
            <text:p>New Item </text:p>
            <text:p>(Pn, file, etc.)</text:p>
          </table:table-cell>
          <table:table-cell table:style-name="ce5" office:value-type="string" calcext:value-type="string">
            <text:p>Serial Number <text:s/>or Date implemented</text:p>
          </table:table-cell>
          <table:table-cell table:style-name="ce5" office:value-type="string" calcext:value-type="string">
            <text:p>LulzBot Material Disposition</text:p>
          </table:table-cell>
          <table:table-cell table:style-name="ce17" table:number-columns-repeated="101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art Design</text:p>
          </table:table-cell>
          <table:table-cell table:style-name="ce8" office:value-type="date" office:date-value="2016-04-15" calcext:value-type="date">
            <text:p>04/15/2016</text:p>
          </table:table-cell>
          <table:table-cell table:style-name="ce11" office:value-type="string" calcext:value-type="string">
            <text:p>Bed plate material change from 5052 to 6061 aluminium to address supplier processing warping</text:p>
          </table:table-cell>
          <table:table-cell table:style-name="ce6" office:value-type="string" calcext:value-type="string">
            <text:p>PP-FP0108</text:p>
          </table:table-cell>
          <table:table-cell table:style-name="ce6" office:value-type="string" calcext:value-type="string">
            <text:p>PP-MP0145</text:p>
          </table:table-cell>
          <table:table-cell table:style-name="ce6" office:value-type="string" calcext:value-type="string">
            <text:p>N/A</text:p>
          </table:table-cell>
          <table:table-cell table:style-name="ce6" table:content-validation-name="val2" office:value-type="string" calcext:value-type="string">
            <text:p>Use up inventory</text:p>
          </table:table-cell>
          <table:table-cell table:number-columns-repeated="1016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rt Design</text:p>
          </table:table-cell>
          <table:table-cell table:style-name="ce9" office:value-type="date" office:date-value="2016-04-28" calcext:value-type="date">
            <text:p>04/28/16</text:p>
          </table:table-cell>
          <table:table-cell table:style-name="ce11" office:value-type="string" calcext:value-type="string">
            <text:p>Change case masking area from 8.00mm to 7.50mm to improve masking exposure possibility due to tolerance stack</text:p>
          </table:table-cell>
          <table:table-cell table:style-name="ce6" office:value-type="string" calcext:value-type="string">
            <text:p>PP-FP0075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6" table:content-validation-name="val2" office:value-type="string" calcext:value-type="string">
            <text:p>Rework inventory</text:p>
          </table:table-cell>
          <table:table-cell table:number-columns-repeated="1016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Part Design</text:p>
          </table:table-cell>
          <table:table-cell table:style-name="ce9" office:value-type="date" office:date-value="2016-05-02" calcext:value-type="date">
            <text:p>05/02/16</text:p>
          </table:table-cell>
          <table:table-cell table:style-name="ce11" office:value-type="string" calcext:value-type="string">
            <text:p>Correct through hole size in FreeCAD file to 2.5mm, add through hole dimension to part print; add masking requirement to 5 locations on painted bed plate to improve grounding</text:p>
          </table:table-cell>
          <table:table-cell table:style-name="ce6" office:value-type="string" calcext:value-type="string">
            <text:p>PP-FP0108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6" table:content-validation-name="val2" office:value-type="string" calcext:value-type="string">
            <text:p>Scrap inventory</text:p>
          </table:table-cell>
          <table:table-cell table:number-columns-repeated="101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Part Design</text:p>
          </table:table-cell>
          <table:table-cell table:style-name="ce9" office:value-type="date" office:date-value="2016-05-05" calcext:value-type="date">
            <text:p>05/05/16</text:p>
          </table:table-cell>
          <table:table-cell table:style-name="ce11" office:value-type="string" calcext:value-type="string">
            <text:p>Resize M5 insert through hole size to improve insert retention strength of Bed Mount Chassis</text:p>
          </table:table-cell>
          <table:table-cell table:style-name="ce6" office:value-type="string" calcext:value-type="string">
            <text:p>PP-GP0223 <text:s/>v3.3</text:p>
          </table:table-cell>
          <table:table-cell table:style-name="ce6" office:value-type="string" calcext:value-type="string">
            <text:p>PP-GP0223 <text:s/>v3.4</text:p>
          </table:table-cell>
          <table:table-cell table:style-name="ce6" office:value-type="string" calcext:value-type="string">
            <text:p>KT-PR0041NA-15230</text:p>
          </table:table-cell>
          <table:table-cell table:style-name="ce6" table:content-validation-name="val3" office:value-type="string" calcext:value-type="string">
            <text:p>Scrap inventory</text:p>
          </table:table-cell>
          <table:table-cell table:number-columns-repeated="101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Processing Change</text:p>
          </table:table-cell>
          <table:table-cell table:style-name="ce9" office:value-type="date" office:date-value="2016-05-13" calcext:value-type="date">
            <text:p>05/13/16</text:p>
          </table:table-cell>
          <table:table-cell table:style-name="ce11" office:value-type="string" calcext:value-type="string">
            <text:p>Addition of TL-CS0114 White Lithium grease to Z drive rods left and right to process instructions and to BOM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9" office:value-type="date" office:date-value="2016-05-13" calcext:value-type="date">
            <text:p>05/13/16</text:p>
          </table:table-cell>
          <table:table-cell table:style-name="ce6" table:content-validation-name="val2" office:value-type="string" calcext:value-type="string">
            <text:p>N/A</text:p>
          </table:table-cell>
          <table:table-cell table:number-columns-repeated="1016"/>
        </table:table-row>
        <table:table-row table:style-name="ro6">
          <table:table-cell table:style-name="ce6" office:value-type="float" office:value="7" calcext:value-type="float">
            <text:p>7</text:p>
          </table:table-cell>
          <table:table-cell table:style-name="ce6" table:content-validation-name="val1" office:value-type="string" calcext:value-type="string">
            <text:p>Processing Change</text:p>
          </table:table-cell>
          <table:table-cell table:style-name="ce9" office:value-type="date" office:date-value="2016-05-16" calcext:value-type="date">
            <text:p>05/16/16</text:p>
          </table:table-cell>
          <table:table-cell table:style-name="ce11" office:value-type="string" calcext:value-type="string">
            <text:p>Update work instruction- changed corner M4 BHCS torque specification to 40 in-lbs from 48 in-lbs; electronic torque drivers released to production to allow torque setting verification; 40 in-lbs backed off of screw break rate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9" office:value-type="date" office:date-value="2016-05-11" calcext:value-type="date">
            <text:p>05/11/16</text:p>
          </table:table-cell>
          <table:table-cell table:style-name="ce6" table:content-validation-name="val2" office:value-type="string" calcext:value-type="string">
            <text:p>N/A</text:p>
          </table:table-cell>
          <table:table-cell table:number-columns-repeated="1016"/>
        </table:table-row>
        <table:table-row table:style-name="ro4" table:number-rows-repeated="24">
          <table:table-cell table:style-name="ce6"/>
          <table:table-cell table:style-name="ce6" table:content-validation-name="val1"/>
          <table:table-cell table:style-name="ce6"/>
          <table:table-cell table:style-name="ce11"/>
          <table:table-cell table:style-name="ce6" table:number-columns-repeated="3"/>
          <table:table-cell table:style-name="ce6" table:content-validation-name="val2"/>
          <table:table-cell table:number-columns-repeated="1016"/>
        </table:table-row>
        <table:table-row table:style-name="ro1" table:number-rows-repeated="24">
          <table:table-cell table:style-name="ce7" table:number-columns-repeated="2"/>
          <table:table-cell/>
          <table:table-cell table:style-name="ce15"/>
          <table:table-cell table:style-name="ce7" table:number-columns-repeated="4"/>
          <table:table-cell table:number-columns-repeated="1016"/>
        </table:table-row>
        <table:table-row table:style-name="ro1" table:number-rows-repeated="36">
          <table:table-cell table:number-columns-repeated="3"/>
          <table:table-cell table:style-name="ce15"/>
          <table:table-cell table:style-name="ce7" table:number-columns-repeated="4"/>
          <table:table-cell table:number-columns-repeated="1016"/>
        </table:table-row>
        <table:table-row table:style-name="ro1" table:number-rows-repeated="36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 Notifications" table:style-name="ta1">
        <table:table-column table:style-name="co8" table:default-cell-style-name="ce13"/>
        <table:table-column table:style-name="co9" table:number-columns-repeated="3" table:default-cell-style-name="ce13"/>
        <table:table-row table:style-name="ro1">
          <table:table-cell table:style-name="Default" office:value-type="string" calcext:value-type="string">
            <text:p>Action from Change</text:p>
          </table:table-cell>
          <table:table-cell table:style-name="ce14" office:value-type="string" calcext:value-type="string">
            <text:p>Purchased off the shelf item</text:p>
          </table:table-cell>
          <table:table-cell table:style-name="ce14" office:value-type="string" calcext:value-type="string">
            <text:p>Purchased make to AO print item</text:p>
          </table:table-cell>
          <table:table-cell table:style-name="ce14" office:value-type="string" calcext:value-type="string">
            <text:p>Printed/ Made in house item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11">
            <text:p>New Part Number</text:p>
          </table:table-cell>
          <table:table-cell table:number-columns-repeated="3" office:value-type="string" calcext:value-type="string">
            <text:p>Create PN in ERP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Update BOM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Create new retail part?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Purchase new item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ull MSDS, provide to Facilities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number-columns-repeated="2" office:value-type="string" calcext:value-type="string">
            <text:p>Create new part model &amp; draw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Create Slice and gcode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Update Downloads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Apply material disposition (scrap, rework, UAI) to stock items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Create new Inspection plan</text:p>
          </table:table-cell>
          <table:table-cell/>
        </table:table-row>
        <table:table-row table:style-name="ro1">
          <table:covered-table-cell/>
          <table:table-cell table:number-columns-repeated="3" office:value-type="string" calcext:value-type="string">
            <text:p>review OHAI (update PN references if any, check form factors)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Purchased off the shelf item</text:p>
          </table:table-cell>
          <table:table-cell table:style-name="ce14" office:value-type="string" calcext:value-type="string">
            <text:p>Purchased make to AO print item</text:p>
          </table:table-cell>
          <table:table-cell table:style-name="ce14" office:value-type="string" calcext:value-type="string">
            <text:p>Printed/ Made in house item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11">
            <text:p>Existing part modification</text:p>
          </table:table-cell>
          <table:table-cell table:number-columns-repeated="3" office:value-type="string" calcext:value-type="string">
            <text:p>Update PN in ERP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Update BOM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Revised retail part?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Purchase new item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ull MSDS, provide to Facilities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number-columns-repeated="2" office:value-type="string" calcext:value-type="string">
            <text:p>Revise part model &amp; draw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Create Slice and gcode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Update Downloads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Apply material disposition (scrap, rework, UAI) to stock items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Revise Inspection plan</text:p>
          </table:table-cell>
          <table:table-cell/>
        </table:table-row>
        <table:table-row table:style-name="ro1">
          <table:covered-table-cell table:style-name="Default"/>
          <table:table-cell table:number-columns-repeated="3" office:value-type="string" calcext:value-type="string">
            <text:p>review OHAI (update PN references if any, check form facto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4:12:19.825787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6-05-02T15:57:22.486907433</meta:creation-date>
    <meta:generator>LibreOffice/5.0.4.2$Linux_X86_64 LibreOffice_project/2b9802c1994aa0b7dc6079e128979269cf95bc78</meta:generator>
    <dc:date>2016-05-16T14:12:30.169504322</dc:date>
    <dc:creator>aleph </dc:creator>
    <meta:editing-duration>PT2H45M35S</meta:editing-duration>
    <meta:editing-cycles>13</meta:editing-cycles>
    <meta:document-statistic meta:table-count="2" meta:cell-count="122" meta:object-count="0"/>
  </office:meta>
</office:document-meta>
</file>